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666666" fo:border="none"/>
    </style:style>
    <style:style style:name="ce11" style:family="table-cell" style:parent-style-name="Default">
      <style:table-cell-properties fo:background-color="#72bf44" fo:border="none"/>
    </style:style>
    <style:style style:name="ce10" style:family="table-cell" style:parent-style-name="Default">
      <style:table-cell-properties fo:background-color="#f58220" fo:border="none"/>
    </style:style>
    <style:style style:name="ce12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13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number-columns-repeated="34"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971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4"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"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10"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15"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5"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0"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5"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14"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4"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3" calcext:value-type="float">
            <text:p>3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4"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1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1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3"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6:46:44.055015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12:58.149853023</meta:creation-date>
    <dc:date>2018-11-07T17:34:49.218464231</dc:date>
    <meta:editing-duration>PT46M</meta:editing-duration>
    <meta:editing-cycles>4</meta:editing-cycles>
    <meta:generator>LibreOffice/6.0.6.2$Linux_X86_64 LibreOffice_project/00m0$Build-2</meta:generator>
    <meta:document-statistic meta:table-count="1" meta:cell-count="2554" meta:object-count="0"/>
  </office:meta>
</office:document-meta>
</file>